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2.8264in"/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variant="normal" fo:text-transform="none" fo:color="#222222" style:font-name="Liberation Serif" fo:font-size="8pt" fo:letter-spacing="normal" fo:font-style="normal" fo:font-weight="normal" style:font-size-asian="7pt" style:font-size-complex="8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able_20_Contents" style:list-style-name="L1">
      <style:text-properties fo:font-variant="normal" fo:text-transform="none" fo:color="#222222" style:font-name="Liberation Serif" fo:font-size="10pt" fo:letter-spacing="normal" fo:font-style="normal" fo:font-weight="normal" style:font-size-asian="10pt" style:font-size-complex="10pt"/>
    </style:style>
    <style:style style:name="P8" style:family="paragraph" style:parent-style-name="Table_20_Contents" style:list-style-name="L1">
      <style:text-properties fo:font-variant="normal" fo:text-transform="none" fo:color="#222222" style:font-name="Cantarell" fo:font-size="10pt" fo:letter-spacing="normal" fo:font-style="normal" fo:font-weight="normal" style:font-size-asian="10pt" style:font-size-complex="10pt"/>
    </style:style>
    <style:style style:name="P9" style:family="paragraph" style:parent-style-name="Table_20_Contents" style:list-style-name="L1">
      <style:text-properties fo:font-variant="normal" fo:text-transform="none" fo:color="#222222" style:font-name="Cantarell" fo:font-size="10pt" fo:letter-spacing="normal" fo:font-style="normal" fo:font-weight="normal" style:font-size-asian="10pt" style:font-weight-asian="normal" style:font-size-complex="10pt" style:font-weight-complex="normal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1">GMRT</text:span><text:span text:style-name="T3"><text:tab/></text:span><text:tab/><text:tab/><text:tab/><text:tab/><text:span text:style-name="T1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25<text:span text:style-name="T2">th</text:span> February 2014 Time : 11.30 AM to 12.30 PM , GMRT conference room 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GK, Nayak ji,CPK,NMS, SNK, SSS,DBB &amp; RRU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1"><text:s text:c="12"/><text:span text:style-name="T4"><text:s/>Discussed following items :</text:span></text:p>
            <text:p text:style-name="P3"/>
            <text:list xml:id="list14793704121" text:style-name="L1">
              <text:list-item>
                <text:p text:style-name="P8">RRU updated that communication channel for DAS system has been implemented in Online_v2.</text:p>
                <text:p text:style-name="P8">DAS commands can be given from Online_v2 terminal, it goes to message queue. Das server gets that commands &amp; sends the ACK which is read by Online_v2.</text:p>
                <text:p text:style-name="P9">NGK asked to test the round trip time of S04 antenna MCM card.</text:p>
                <text:p text:style-name="P8"/>
              </text:list-item>
              <text:list-item>
                <text:p text:style-name="P8">NMS updated that </text:p>
                <text:p text:style-name="P8">- Working with CPK for interfacing Front End common box with New MCM card. Able <text:s text:c="2"/>to set bit pattern at interface card level but facing some problem in setting common box &amp; FE box.</text:p>
                <text:p text:style-name="P8">- Designed first level web based GUI which has 5-6 monitoring tools like 3 phase monitoring.</text:p>
                <text:p text:style-name="P8"/>
              </text:list-item>
              <text:list-item>
                <text:p text:style-name="P8">DBB updated that he has implemented getsource() command. It shows the precessed co-ordinate.</text:p>
                <text:p text:style-name="P8">- Working on implementing command file execution in <text:s/>Python environment.</text:p>
                <text:p text:style-name="P8">- Controlling from web as well as desktop GUI upto environment is possible.</text:p>
                <text:p text:style-name="P8">NGK asked to plot RA-DEC of around 100 source comparing current online &amp; Astropy. </text:p>
                <text:p text:style-name="P8"/>
              </text:list-item>
              <text:list-item>
                <text:p text:style-name="P8">SNK updated that he is working on Input GTAC form. SNK explained summary of scheduling software.</text:p>
                <text:p text:style-name="P8"/>
              </text:list-item>
              <text:list-item>
                <text:p text:style-name="P8">SSS updated that he has written script which makes image of source using casaPy.</text:p>
                <text:p text:style-name="P8">He is facing some problem with script.</text:p>
                <text:p text:style-name="P8">He will try to make image of flux &amp; phase.</text:p>
                <text:p text:style-name="P8">NGK asked to SSS to send first level script so that she can give some input.</text:p>
                <text:p text:style-name="P8"/>
              </text:list-item>
              <text:list-item>
                <text:p text:style-name="P8">Nayak ji updated that he has asked for split AC for Telemetry Lab, by march first week Telemetry Lab will get three split AC.</text:p>
                <text:p text:style-name="P7"/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02-25T14:11:19</dc:date>
    <dc:creator>teleset </dc:creator>
    <meta:editing-duration>P1DT11H51M31S</meta:editing-duration>
    <meta:editing-cycles>464</meta:editing-cycles>
    <meta:generator>LibreOffice/3.4$Linux LibreOffice_project/340m1$Build-602</meta:generator>
    <meta:document-statistic meta:table-count="1" meta:image-count="0" meta:object-count="0" meta:page-count="1" meta:paragraph-count="31" meta:word-count="311" meta:character-count="1707" meta:non-whitespace-character-count="1415"/>
  </office:meta>
</office:document-meta>
</file>